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718a" officeooo:paragraph-rsid="001b718a"/>
    </style:style>
    <style:style style:name="P2" style:family="paragraph" style:parent-style-name="Standard">
      <style:paragraph-properties fo:margin-top="0in" fo:margin-bottom="0.1965in" loext:contextual-spacing="false"/>
    </style:style>
    <style:style style:name="P3" style:family="paragraph" style:parent-style-name="Text_20_body">
      <style:paragraph-properties fo:margin-top="0in" fo:margin-bottom="0in" loext:contextual-spacing="false"/>
    </style:style>
    <style:style style:name="P4" style:family="paragraph" style:parent-style-name="Preformatted_20_Text">
      <style:text-properties officeooo:rsid="001b718a" officeooo:paragraph-rsid="001b718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1.String:不是基本数据类型，是一个类，且为final类，不能有子类。如何进行拼接？</text:p>
      <text:p text:style-name="P4">如何修改字符串中的第i个字符：字符串与字符数组之间进行转换</text:p>
      <text:p text:style-name="P4">2.常量池：http://www.jianshu.com/p/c7f47de2ee80</text:p>
      <text:p text:style-name="P4">3.==和equals</text:p>
      <text:p text:style-name="P4">4.多态</text:p>
      <text:p text:style-name="P4">5.重载：</text:p>
      <text:p text:style-name="P4"><text:s text:c="2"/>重写：</text:p>
      <text:p text:style-name="P4">6.单向链表：头插法时间复杂度O(1)</text:p>
      <text:p text:style-name="P4">尾查法O(1)</text:p>
      <text:p text:style-name="P4">删除O(n)</text:p>
      <text:p text:style-name="P4">查找O(n)</text:p>
      <text:p text:style-name="P4">7.单例模式：http://www.runoob.com/design-pattern/singleton-pattern.html</text:p>
      <text:p text:style-name="P4">8.线程的4种状态：新建：当一个Thread类或者其子类的对象被声明并创建，新生的线程对象就处于新建状态，此时获得了内存和除了cpu以外的其他资源</text:p>
      <text:p text:style-name="P4">，运行：调用start()方法</text:p>
      <text:p text:style-name="P4">中断：1.cpu自动切换，2.sleep()方法 3,wait() 4,执行某个操作进入阻塞状态</text:p>
      <text:p text:style-name="P4">死亡：线程完成了其全部工作，释放其内存</text:p>
      <text:p text:style-name="P4">sleep:Thread类方法，只是放cpu,不释放所。要捕获异常</text:p>
      <text:p text:style-name="P4">wait:Object类方法，释放cpu,释放锁，</text:p>
      <text:p text:style-name="P4">9.类是对象吗？如何对另外一个对象加锁：synchronized(对象名)</text:p>
      <text:p text:style-name="P4">10.java虚拟机：</text:p>
      <text:p text:style-name="P4">11.jdk中的其他工具</text:p>
      <text:p text:style-name="P4">12.linux 常用命令</text:p>
      <text:p text:style-name="P4">13.内存泄漏</text:p>
      <text:p text:style-name="P4">14.发红包</text:p>
      <text:p text:style-name="P4">14.了解过那些开源项目</text:p>
      <text:p text:style-name="P4">15在那方面有过深入的学习</text:p>
      <text:p text:style-name="P4">16.</text:p>
      <text:p text:style-name="P4"/>
      <text:p text:style-name="P4">（1）自我介绍，做过什么项目。</text:p>
      <text:p text:style-name="P4">（2）java虚拟机的区域如何划分，每一个区的动能，这一块自由发挥。考得是内存模型</text:p>
      <text:p text:style-name="P4">（3）双亲委派模型中，从顶层到底层，都是哪些类加载器，分别加载哪些类？</text:p>
      <text:p text:style-name="P4">（4）有没有可能父类加载器和子类加载器，加载同一个类？如果加载同一个类，该使用哪一个类？</text:p>
      <text:p text:style-name="P4">（5）HashMap的结构，get()，put()是如何实现的？HashMap有哪些问题？</text:p>
      <text:p text:style-name="P4">（6）ConcurrentHashMap的get()，put()，又是如何实现的？ConcurrentHashMap有哪些问题？ ConcurrentHashMap的锁是读锁还是写锁？</text:p>
      <text:p text:style-name="P4">（7） HashMap与HashTable的区别</text:p>
      <text:p text:style-name="P4">（8）sleep()和wait()分别是哪个类的方法，有什么区别？synchronized底层如何实现的？用在代码块和方法上有什么区别？</text:p>
      <text:p text:style-name="P4">（9）什么是线程池？如果让你设计一个动态大小的线程池，如何设计，应该有哪些方法？</text:p>
      <text:p text:style-name="P4">（10）什么是死锁？JVM线程死锁，你该如何判断是因为什么？如果用VisualVM，dump线程信息出来，会有哪些信息？这一块问的很多....问的我懵了. 因为并没有实际操作过 = =</text:p>
      <text:p text:style-name="P4">（11）查看jvm虚拟机里面堆、线程的信息，你用过什么命令？我只用过图形界面VisualVM。。。</text:p>
      <text:p text:style-name="P4">（12）垃圾回收算法有哪些？CMS知道吗？如何工作的？</text:p>
      <text:p text:style-name="P4">（13）数据库中什么是事务？事务的隔离级别？事务的四个特性？什么是脏读，幻读，不可重复读？</text:p>
      <text:p text:style-name="P4">（14）数据库索引的结构有哪些？我说B树和B+树，他说只有这两个吗。我又说全文倒排索引。然后介绍B+树的结构。</text:p>
      <text:p text:style-name="P4">（15）数据库中的分页查询语句怎么写？</text:p>
      <text:p text:style-name="P4">（16）什么是一致性哈希？用来解决什么问题？</text:p>
      <text:p text:style-name="P4">（17）Redis的存储结构，或者说如何工作的，与mysql的区别？有哪些数据类型？</text:p>
      <text:p text:style-name="P4">（18）项目中用到redis，为什么选用redis，了解其他NoSQL数据库吗？在你的项目中是如何运用redis的？key是什么，value是什么？</text:p>
      <text:p text:style-name="P4">（19）归并排序的过程？时间复杂度？空间复杂度？</text:p>
      <text:p text:style-name="P4">（20）你平常用什么排序？快速排序。说说在那些场景下适用，哪些场景下不适用。</text:p>
      <text:p text:style-name="P4">（21）你在项目中做什么？因为我用到Solr，他就问我Solr是如何工作的？</text:p>
      <text:p text:style-name="P4"/>
      <text:p text:style-name="P4">上面问的每一个问题里面，都问的很细节。还有一些问题记不清楚了。。</text:p>
      <text:p text:style-name="P4"/>
      <text:p text:style-name="P4"/>
      <text:p text:style-name="P4"><text:soft-page-break/>下面是一些个人问题：</text:p>
      <text:p text:style-name="P4">（1）你为什么来南京？</text:p>
      <text:p text:style-name="P4">（2）你成绩怎么样，能排多少名？</text:p>
      <text:p text:style-name="P4">（3）说说你的优缺点？</text:p>
      <text:p text:style-name="P4">（4）你参加过哪些比赛？</text:p>
      <text:p text:style-name="P4">（5）你的问题？</text:p>
      <text:p text:style-name="P4"/>
      <text:p text:style-name="P4">面试完，发现已经7点了。</text:p>
      <text:p text:style-name="P4"/>
      <text:p text:style-name="P4">总结：</text:p>
      <text:p text:style-name="P4">他上来就跟我介绍他是做什么高并发，大数据量什么的。。。 我这一个在校学生，哪搞过什么高并发。</text:p>
      <text:p text:style-name="P4">这一面总体技术问的没一面多，扯了会个人问题，项目问题。但是问的深度明显感觉还是很深的，而且问的很细节。尤其是虚拟机和多线程那一块，问到我不会为止。而面试最后我问他的评价也是我知道的挺多，但很多没有深入了解，面试不是一场考试，需要在实际中真正动手解决问题。</text:p>
      <text:p text:style-name="P4"/>
      <text:p text:style-name="P4">我需要复习的东西还有很多，很多东西以前看过，但时间长了就忘记了。回答的时候，没有回答的很全面。</text:p>
      <text:p text:style-name="P4"/>
      <text:p text:style-name="P4">最后还是等通知，一个星期或者两个星期会有通知。不知道会怎么样。。 </text:p>
      <text:p text:style-name="P4"/>
      <text:p text:style-name="P4"/>
      <text:p text:style-name="P1">部门是蚂蚁金服，从3月5号开始内推。 </text:p>
      <text:p text:style-name="Standard">从简历评估中过了大概5天，一面开始。 </text:p>
      <text:p text:style-name="P2">一面（20分钟） </text:p>
      <text:p text:style-name="Text_20_body">1 自我介绍 </text:p>
      <text:p text:style-name="Text_20_body">2 印象最深的一个项目介绍（官网填写的那个开放性问题） </text:p>
      <text:p text:style-name="Text_20_body">3 多线程多进程 临界资源的访问 </text:p>
      <text:p text:style-name="Text_20_body">4 内存泄漏怎么产生的 </text:p>
      <text:p text:style-name="Text_20_body">5 C++ 继承是什么 </text:p>
      <text:p text:style-name="Text_20_body">6 重载和覆盖，如何确定调用哪个函数 </text:p>
      <text:p text:style-name="Text_20_body">7 什么是平衡二叉树（答错了） </text:p>
      <text:p text:style-name="Text_20_body">8 全局变量和局部变量的区别 以及 全局变量添加 static 关键字 </text:p>
      <text:p text:style-name="Text_20_body">9 学习上和业余上做什么 </text:p>
      <text:p text:style-name="Text_20_body">10 最大的优点和缺点 </text:p>
      <text:p text:style-name="P3">11 有什么想问的问题 </text:p>
      <text:p text:style-name="Text_20_body">一面结束后状态变成待安排面试，过了大概一周状态变成面试中，然后进行二面，技术面： </text:p>
      <text:p text:style-name="Text_20_body">二面（25分钟）： </text:p>
      <text:p text:style-name="Text_20_body">1 自我介绍 </text:p>
      <text:p text:style-name="P3">2 有没有了解或者研究过某些开源的东西 </text:p>
      <text:p text:style-name="Text_20_body">3 对于一个不熟悉的领域，怎么去学习 </text:p>
      <text:p text:style-name="Text_20_body">4 以后从事 JAVA 的话 愿不愿意，怎么去学 </text:p>
      <text:p text:style-name="Text_20_body">5 在哪一方面学习比较深入，阅读文章比较多（回答的自己的研究方向） </text:p>
      <text:p text:style-name="Text_20_body">6 有没有女朋友 </text:p>
      <text:p text:style-name="Text_20_body"><text:soft-page-break/>7 对于工作城市有没有要求，怎么看待工作城市的问题 </text:p>
      <text:p text:style-name="Text_20_body">8 觉得阿里是个什么样的公司，对蚂蚁金服有没有了解 </text:p>
      <text:p text:style-name="Text_20_body">9 自己在同学之中感觉处在什么水平，身边有没有比你更厉害的人，厉害在哪里 </text:p>
      <text:p text:style-name="Text_20_body">10 觉得马总是一个什么样的人，为什么 </text:p>
      <text:p text:style-name="Text_20_body">11 如果同时有 BAT 的 offer ，你会选择去哪（我一开始说的腾讯，后来改口说的阿里 … ） </text:p>
      <text:p text:style-name="P3">12 家乡在哪里 </text:p>
      <text:p text:style-name="Text_20_body">二面后第二天，三面HR面 </text:p>
      <text:p text:style-name="Text_20_body">三面HR 面（40分钟）： </text:p>
      <text:p text:style-name="Text_20_body">1 自我介绍，包括本科研究生做的东西、参加的竞赛等 </text:p>
      <text:p text:style-name="Text_20_body">2 自己觉得那个项目印象最深，对自己哪些方面提升最多以及项目的具体情况 </text:p>
      <text:p text:style-name="Text_20_body">3 获得的奖学金是哪些人获得的，比例之类的 </text:p>
      <text:p text:style-name="Text_20_body">4 对于以后要做 JAVA 怎么看 </text:p>
      <text:p text:style-name="Text_20_body">5 自己在研究生期间对于实验室的贡献在哪些方面 </text:p>
      <text:p text:style-name="Text_20_body">6 高考考了多少分，超过一本线多少 </text:p>
      <text:p text:style-name="Text_20_body">7 当初保研为什么没考而选择报送 </text:p>
      <text:p text:style-name="Text_20_body">8 一个新的语言大概多久可以上手 </text:p>
      <text:p text:style-name="Text_20_body">9 介绍一下研究生研究方向（简要介绍） </text:p>
      <text:p text:style-name="Text_20_body">10 研究生期间做的事情在编程方面有哪些提高 有没有用到什么技术或者框架之类的 </text:p>
      <text:p text:style-name="Text_20_body">11 网站上填的最想去的部门是阿里云，为什么 </text:p>
      <text:p text:style-name="P3">12 有没有问题要问的 </text:p>
      <text:p text:style-name="P3">三面后一直面试中，过了一周左右，四面 </text:p>
      <text:p text:style-name="P3">四面技术面（28分钟）： </text:p>
      <text:p text:style-name="P3">1 自我介绍 </text:p>
      <text:p text:style-name="P3">2 分治策略是什么 </text:p>
      <text:p text:style-name="P3">3 分治策略适合解决哪种类型的问题 </text:p>
      <text:p text:style-name="P3">4 举个分治策略的例子（举的快排）<text:line-break/>5 快排的原理，如何利用的分治策略 </text:p>
      <text:p text:style-name="P3">6 快排哪种情况下，不适合使用（数据基本有序），为什么会这样。（我回答的有些不必要的比较，没有回答到点上，他还提醒我几次，从分治策略上去想，也没回答出来，然后他告诉我的，这样，问题规模相当于没有降低，并说以后想问题想深一点） </text:p>
      <text:p text:style-name="P3">7 研究生的项目具体情况，具体到函数接口为什么如此设计，还给了我一个建议<text:line-break/>8 面向对象和面向过程的区别（我只回答了面向对象的 封装继承和多态） </text:p>
      <text:p text:style-name="P3">四面后，更改城市按钮变灰。过了5天，变成待跟进offer，然后收到邮件。 </text:p>
      <text:p text:style-name="P3"/>
      <text:p text:style-name="P3">我运气成分比较大，问的不难，时间都比较短。对于状态不用太担心，城市变灰也不代表挂了。回答问题的时候，可以多涉及一些自己比较会的领域，这样接下来的问题，很大程度就是你提到的知识点。 </text:p>
      <text:p text:style-name="P3"><text:soft-page-break/></text:p>
      <text:p text:style-name="P3">最后感谢牛客网以及牛客网的各位小伙伴。 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02T19:08:23.831950388</dc:date>
    <dc:creator>sunyan </dc:creator>
    <meta:editing-duration>PT1M56S</meta:editing-duration>
    <meta:editing-cycles>1</meta:editing-cycles>
    <meta:document-statistic meta:table-count="0" meta:image-count="0" meta:object-count="0" meta:page-count="4" meta:paragraph-count="114" meta:word-count="2580" meta:character-count="3170" meta:non-whitespace-character-count="3040"/>
    <meta:generator>LibreOffice/4.4.3.2$Linux_X86_64 LibreOffice_project/40m0$Build-2</meta:generator>
  </office:meta>
</office:document-meta>
</file>